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466e" officeooo:paragraph-rsid="001f466e"/>
    </style:style>
    <style:style style:name="P2" style:family="paragraph" style:parent-style-name="Standard">
      <style:text-properties officeooo:rsid="0020212e" officeooo:paragraph-rsid="0020212e"/>
    </style:style>
    <style:style style:name="P3" style:family="paragraph" style:parent-style-name="Standard">
      <style:text-properties officeooo:rsid="002204da" officeooo:paragraph-rsid="002204da"/>
    </style:style>
    <style:style style:name="P4" style:family="paragraph" style:parent-style-name="Standard">
      <style:text-properties officeooo:rsid="0022b28f" officeooo:paragraph-rsid="0022b28f"/>
    </style:style>
    <style:style style:name="P5" style:family="paragraph" style:parent-style-name="Standard">
      <style:text-properties officeooo:rsid="0022c435" officeooo:paragraph-rsid="0022c435"/>
    </style:style>
    <style:style style:name="P6" style:family="paragraph" style:parent-style-name="Standard">
      <style:text-properties officeooo:rsid="00245310" officeooo:paragraph-rsid="00245310"/>
    </style:style>
    <style:style style:name="P7" style:family="paragraph" style:parent-style-name="Standard">
      <style:text-properties officeooo:rsid="00245310" officeooo:paragraph-rsid="0027c219"/>
    </style:style>
    <style:style style:name="P8" style:family="paragraph" style:parent-style-name="Standard">
      <style:paragraph-properties fo:break-before="page"/>
      <style:text-properties officeooo:rsid="002204da" officeooo:paragraph-rsid="002204da"/>
    </style:style>
    <style:style style:name="P9" style:family="paragraph" style:parent-style-name="Standard" style:list-style-name="L1">
      <style:text-properties officeooo:paragraph-rsid="0020212e"/>
    </style:style>
    <style:style style:name="P10" style:family="paragraph" style:parent-style-name="Standard" style:list-style-name="L1">
      <style:text-properties officeooo:rsid="001f466e" officeooo:paragraph-rsid="001f466e"/>
    </style:style>
    <style:style style:name="P11" style:family="paragraph" style:parent-style-name="Standard" style:list-style-name="L1">
      <style:text-properties officeooo:rsid="0020212e" officeooo:paragraph-rsid="0020212e"/>
    </style:style>
    <style:style style:name="P12" style:family="paragraph" style:parent-style-name="Standard" style:list-style-name="L2">
      <style:text-properties officeooo:rsid="002204da" officeooo:paragraph-rsid="002204da"/>
    </style:style>
    <style:style style:name="P13" style:family="paragraph" style:parent-style-name="Standard">
      <style:text-properties officeooo:rsid="002204da" officeooo:paragraph-rsid="002204da"/>
    </style:style>
    <style:style style:name="P14" style:family="paragraph" style:parent-style-name="Standard" style:list-style-name="L2">
      <style:text-properties officeooo:rsid="0022c435" officeooo:paragraph-rsid="0022c435"/>
    </style:style>
    <style:style style:name="P15" style:family="paragraph" style:parent-style-name="Standard" style:list-style-name="L4">
      <style:text-properties officeooo:rsid="0022c435" officeooo:paragraph-rsid="0022c435"/>
    </style:style>
    <style:style style:name="P16" style:family="paragraph" style:parent-style-name="Standard" style:list-style-name="L5">
      <style:text-properties officeooo:rsid="0022c435" officeooo:paragraph-rsid="0022c435"/>
    </style:style>
    <style:style style:name="P17" style:family="paragraph" style:parent-style-name="Standard" style:list-style-name="L5">
      <style:text-properties officeooo:rsid="0022c435" officeooo:paragraph-rsid="002d4e77"/>
    </style:style>
    <style:style style:name="P18" style:family="paragraph" style:parent-style-name="Standard">
      <style:text-properties officeooo:rsid="0022c435" officeooo:paragraph-rsid="0022c435"/>
    </style:style>
    <style:style style:name="P19" style:family="paragraph" style:parent-style-name="Standard">
      <style:text-properties officeooo:rsid="0022c435" officeooo:paragraph-rsid="002d4e77"/>
    </style:style>
    <style:style style:name="P20" style:family="paragraph" style:parent-style-name="Standard" style:list-style-name="L6">
      <style:text-properties officeooo:rsid="0022c435" officeooo:paragraph-rsid="003271e8"/>
    </style:style>
    <style:style style:name="P21" style:family="paragraph" style:parent-style-name="Standard">
      <style:text-properties officeooo:rsid="0022c435" officeooo:paragraph-rsid="002fc0f8"/>
    </style:style>
    <style:style style:name="P22" style:family="paragraph" style:parent-style-name="Standard" style:list-style-name="L3">
      <style:text-properties officeooo:rsid="0022b28f" officeooo:paragraph-rsid="0022b28f"/>
    </style:style>
    <style:style style:name="P23" style:family="paragraph" style:parent-style-name="Standard">
      <style:text-properties officeooo:rsid="0025a33f" officeooo:paragraph-rsid="002d4e77"/>
    </style:style>
    <style:style style:name="P24" style:family="paragraph" style:parent-style-name="Standard">
      <style:text-properties officeooo:rsid="0024ff30" officeooo:paragraph-rsid="002d4e77"/>
    </style:style>
    <style:style style:name="P25" style:family="paragraph" style:parent-style-name="Standard">
      <style:text-properties officeooo:rsid="00245310" officeooo:paragraph-rsid="002d4e77"/>
    </style:style>
    <style:style style:name="P26" style:family="paragraph" style:parent-style-name="Standard">
      <style:text-properties officeooo:rsid="00245310" officeooo:paragraph-rsid="00245310"/>
    </style:style>
    <style:style style:name="P27" style:family="paragraph" style:parent-style-name="Standard" style:list-style-name="L6">
      <style:text-properties officeooo:rsid="002fc0f8" officeooo:paragraph-rsid="003271e8"/>
    </style:style>
    <style:style style:name="P28" style:family="paragraph" style:parent-style-name="Standard">
      <style:text-properties officeooo:rsid="003271e8" officeooo:paragraph-rsid="003271e8"/>
    </style:style>
    <style:style style:name="P29" style:family="paragraph" style:parent-style-name="Standard">
      <style:text-properties officeooo:rsid="0032cb6b" officeooo:paragraph-rsid="0032cb6b"/>
    </style:style>
    <style:style style:name="P30" style:family="paragraph" style:parent-style-name="Standard">
      <style:paragraph-properties fo:break-before="page"/>
      <style:text-properties officeooo:rsid="0022c435" officeooo:paragraph-rsid="0022c435"/>
    </style:style>
    <style:style style:name="P31" style:family="paragraph" style:parent-style-name="Standard">
      <style:paragraph-properties fo:break-before="page"/>
      <style:text-properties officeooo:rsid="002204da" officeooo:paragraph-rsid="002204da"/>
    </style:style>
    <style:style style:name="P32" style:family="paragraph" style:parent-style-name="Standard">
      <style:paragraph-properties fo:break-before="page"/>
      <style:text-properties officeooo:rsid="003271e8" officeooo:paragraph-rsid="003271e8"/>
    </style:style>
    <style:style style:name="T1" style:family="text">
      <style:text-properties officeooo:rsid="0020212e"/>
    </style:style>
    <style:style style:name="T2" style:family="text">
      <style:text-properties officeooo:rsid="002204da"/>
    </style:style>
    <style:style style:name="T3" style:family="text">
      <style:text-properties officeooo:rsid="0022c435"/>
    </style:style>
    <style:style style:name="T4" style:family="text">
      <style:text-properties officeooo:rsid="00245310"/>
    </style:style>
    <style:style style:name="T5" style:family="text">
      <style:text-properties officeooo:rsid="0024ff30"/>
    </style:style>
    <style:style style:name="T6" style:family="text">
      <style:text-properties officeooo:rsid="0025a33f"/>
    </style:style>
    <style:style style:name="T7" style:family="text">
      <style:text-properties officeooo:rsid="0025e061"/>
    </style:style>
    <style:style style:name="T8" style:family="text">
      <style:text-properties officeooo:rsid="0026922e"/>
    </style:style>
    <style:style style:name="T9" style:family="text">
      <style:text-properties officeooo:rsid="002fc0f8"/>
    </style:style>
    <style:style style:name="T10" style:family="text">
      <style:text-properties officeooo:rsid="00303a30"/>
    </style:style>
    <style:style style:name="T11" style:family="text">
      <style:text-properties officeooo:rsid="0030a51e"/>
    </style:style>
    <style:style style:name="T12" style:family="text">
      <style:text-properties officeooo:rsid="0032872b"/>
    </style:style>
    <style:style style:name="T13" style:family="text">
      <style:text-properties officeooo:rsid="0032cb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ung des Datenmodells (persistente Daten):</text:p>
      <text:p text:style-name="P1"/>
      <text:p text:style-name="P1">Folgende Anforderungen sind gegeben:</text:p>
      <text:list xml:id="list6388070696548380171" text:style-name="L1">
        <text:list-item>
          <text:p text:style-name="P10">Es gibt Fragen und dazugehörige Antworten (auf einer digitalen Karteikarte).</text:p>
        </text:list-item>
        <text:list-item>
          <text:p text:style-name="P10">Karteikarten werden zu einem bestimmten Zeitpunkt fällig.</text:p>
        </text:list-item>
        <text:list-item>
          <text:p text:style-name="P10">Die Zeitabstände zwischen zwei Bearbeitungspunkten sind frei wählbar.</text:p>
        </text:list-item>
        <text:list-item>
          <text:p text:style-name="P10">Es gibt eine Benutzeridentifikation.</text:p>
        </text:list-item>
        <text:list-item>
          <text:p text:style-name="P10">Es gibt mehrere Karteien, <text:span text:style-name="T1">zu denen alle</text:span> <text:span text:style-name="T1">Karteikarten zugeordnet sind</text:span></text:p>
        </text:list-item>
        <text:list-item>
          <text:p text:style-name="P11">Einfügen und Verändern der Datenbank mittels wohldefiniert formatierten Textdateien</text:p>
        </text:list-item>
        <text:list-item>
          <text:p text:style-name="P11">Es gibt einen Karteikartentyp mit mehreren (richtigen und falschen) Antworten.</text:p>
        </text:list-item>
        <text:list-item>
          <text:p text:style-name="P11"><text:span text:style-name="T2">Es gibt </text:span>default-Werte</text:p>
        </text:list-item>
      </text:list>
      <text:p text:style-name="P2"/>
      <text:list xml:id="list154946318207486" text:continue-numbering="true" text:style-name="L1">
        <text:list-header>
          <text:p text:style-name="P9"/>
        </text:list-header>
      </text:list>
      <text:p text:style-name="P2">Daraus lässt sich ableiten, dass:</text:p>
      <text:list xml:id="list154946056599148" text:continue-numbering="true" text:style-name="L1">
        <text:list-item>
          <text:p text:style-name="P11">es drei Klassen von Objekten gibt: Karteikarten, Karteien und Benutzer, aus deren Kombination die notwendigen Daten abgeleitet werden.</text:p>
        </text:list-item>
        <text:list-item>
          <text:p text:style-name="P11">benutzerspezifische Fälligkeitszeitpunkte und Zeitspannen festgelgt werden</text:p>
        </text:list-item>
      </text:list>
      <text:p text:style-name="P2"/>
      <text:p text:style-name="P2"/>
      <text:p text:style-name="P2">Skizze der Entitäten</text:p>
      <text:p text:style-name="P2"/>
      <text:p text:style-name="P2">Karteikarten:</text:p>
      <text:p text:style-name="P2"/>
      <text:p text:style-name="P2">Frage : Text</text:p>
      <text:p text:style-name="P2">Antwort[] : Text (mit Attribut für Richtigkeit)</text:p>
      <text:p text:style-name="P2"/>
      <text:p text:style-name="P2"/>
      <text:p text:style-name="P2">Karteien:</text:p>
      <text:p text:style-name="P2"/>
      <text:p text:style-name="P2">Name : Text</text:p>
      <text:p text:style-name="P2">Karteikarten[] : Karteikarte</text:p>
      <text:p text:style-name="P2"/>
      <text:p text:style-name="P2"/>
      <text:p text:style-name="P2">Benutzer:</text:p>
      <text:p text:style-name="P2"/>
      <text:p text:style-name="P2">Name : Text</text:p>
      <text:p text:style-name="P2">Zeitspannen[] : Dauer</text:p>
      <text:p text:style-name="P2">Fälligkeitszeitpunkte : Zeitpunkt (mit Verweis auf die Karteikarte)</text:p>
      <text:p text:style-name="P2"/>
      <text:p text:style-name="P2"/>
      <text:p text:style-name="P2">Beziehungen zwischen den Entitäten:</text:p>
      <text:p text:style-name="P2"/>
      <text:p text:style-name="P2">Karteikarte <text:span text:style-name="T2">← </text:span>n:1 →<text:span text:style-name="T2"> </text:span>Kartei <text:span text:style-name="T2">&amp; Karteikarte ← n:1 → Benutzer</text:span></text:p>
      <text:p text:style-name="P3"/>
      <text:p text:style-name="P8">Implementierung der Anforderungen:</text:p>
      <text:p text:style-name="P3"/>
      <text:p text:style-name="P3">Die Datenbank basiert auf einfachen Textdateien im XML-Format. Das Beschreibungsformat für die Informationen ist als XML-Schemadefinition festgelegt.</text:p>
      <text:p text:style-name="P3">Jede Entität ist in einer eigenen Datei gespeichert <text:span text:style-name="T10">und wird auf eine Klasse abgebildet</text:span>. Damit auf bestimmte Karteikarten verwiesen werden kann, wird das künstliche Attribut cid (Challenge-ID) hinzugefügt.</text:p>
      <text:p text:style-name="P3"/>
      <text:p text:style-name="P3">Die Namen sind wie folgt:</text:p>
      <text:list xml:id="list5307658602694334443" text:style-name="L2">
        <text:list-item>
          <text:p text:style-name="P12"><text:span text:style-name="T11">I</text:span>ndex: Container für alle Challenges</text:p>
        </text:list-item>
        <text:list-item>
          <text:p text:style-name="P12">Challenges: Karteikarten</text:p>
        </text:list-item>
        <text:list-item>
          <text:p text:style-name="P12">Question: Frage (Vorderseite der Karteitkarte)</text:p>
        </text:list-item>
        <text:list-item>
          <text:p text:style-name="P12">Solution: Antwortmöglichkeit (Rückseite der Karteikarte)</text:p>
        </text:list-item>
        <text:list-item>
          <text:p text:style-name="P12">Folder: Kartei<text:span text:style-name="T3">kartei</text:span></text:p>
        </text:list-item>
        <text:list-item>
          <text:p text:style-name="P14">File: Kartei</text:p>
        </text:list-item>
        <text:list-item>
          <text:p text:style-name="P12">Member: Karteikarte in Kartei</text:p>
        </text:list-item>
        <text:list-item>
          <text:p text:style-name="P12">Schedule: Definition der Zeitspannen</text:p>
        </text:list-item>
        <text:list-item>
          <text:p text:style-name="P12">Expiration: Definition der Zeitpunkte</text:p>
        </text:list-item>
      </text:list>
      <text:p text:style-name="P3"/>
      <text:p text:style-name="P3"/>
      <text:p text:style-name="P3"/>
      <text:p text:style-name="P8">Beschreibungsformat für die Daten:</text:p>
      <text:p text:style-name="P3"/>
      <text:p text:style-name="P3"/>
      <text:p text:style-name="P3">für die Datei index.xml</text:p>
      <text:p text:style-name="P3"/>
      <text:p text:style-name="P3">&lt;xs:schema xmlns:xs="http://www.w3.org/2001/XMLSchema"</text:p>
      <text:p text:style-name="P3">targetNamespace="http://www.w3schools.com"</text:p>
      <text:p text:style-name="P3">xmlns="http://www.w3schools.com"</text:p>
      <text:p text:style-name="P3">elementFormDefault="qualified"&gt;</text:p>
      <text:p text:style-name="P3"/>
      <text:p text:style-name="P3">&lt;xs:element name="challenge"&gt;</text:p>
      <text:p text:style-name="P3"><text:s text:c="2"/>&lt;xs:complexType&gt;</text:p>
      <text:p text:style-name="P3"><text:s text:c="4"/>&lt;xs:sequence&gt;</text:p>
      <text:p text:style-name="P3"><text:tab/></text:p>
      <text:p text:style-name="P3"><text:s text:c="6"/>&lt;xs:element name="question" type="xs:string"/&gt;</text:p>
      <text:p text:style-name="P3"><text:tab/> <text:s/></text:p>
      <text:p text:style-name="P3"><text:s text:c="6"/>&lt;xs:element name="solution"&gt;</text:p>
      <text:p text:style-name="P3"><text:s text:c="8"/>&lt;xs:complexType&gt;</text:p>
      <text:p text:style-name="P3"><text:s text:c="10"/>&lt;xs:simpleContent&gt;</text:p>
      <text:p text:style-name="P3"><text:s text:c="12"/>&lt;xs:extension base="xs:string"&gt;</text:p>
      <text:p text:style-name="P3"><text:s text:c="14"/>&lt;xs:attribute name="true" type="xs:boolean" default="false"/&gt;</text:p>
      <text:p text:style-name="P3"><text:s text:c="12"/>&lt;/xs:extension&gt;</text:p>
      <text:p text:style-name="P3"><text:s text:c="10"/>&lt;/xs:simpleContent&gt;</text:p>
      <text:p text:style-name="P3"><text:s text:c="8"/>&lt;/xs:complexType&gt;</text:p>
      <text:p text:style-name="P3"><text:s text:c="6"/>&lt;/xs:element&gt;</text:p>
      <text:p text:style-name="P3"><text:tab/> <text:s/></text:p>
      <text:p text:style-name="P3"><text:s text:c="4"/>&lt;/xs:sequence&gt;</text:p>
      <text:p text:style-name="P3"><text:s text:c="4"/>&lt;xs:attribute name="cid" type="xs:integer" /&gt;</text:p>
      <text:p text:style-name="P3"><text:s text:c="4"/>&lt;xs:attribute name="type" type="xs:string" default="q/a" /&gt;</text:p>
      <text:p text:style-name="P3"><text:s text:c="2"/>&lt;/xs:complexType&gt;</text:p>
      <text:p text:style-name="P3">&lt;/xs:element&gt;</text:p>
      <text:p text:style-name="P3"/>
      <text:p text:style-name="P3">&lt;/xs:schema&gt;</text:p>
      <text:p text:style-name="P8">für users.xml</text:p>
      <text:p text:style-name="P3"/>
      <text:p text:style-name="P3">&lt;xs:schema xmlns:xs="http://www.w3.org/2001/XMLSchema"</text:p>
      <text:p text:style-name="P3">targetNamespace="http://www.w3schools.com"</text:p>
      <text:p text:style-name="P3">xmlns="http://www.w3schools.com"</text:p>
      <text:p text:style-name="P3">elementFormDefault="qualified"&gt;</text:p>
      <text:p text:style-name="P3"/>
      <text:p text:style-name="P3">&lt;xs:element name="user"&gt;</text:p>
      <text:p text:style-name="P3"><text:s text:c="2"/>&lt;xs:complexType&gt;</text:p>
      <text:p text:style-name="P3"><text:s text:c="4"/>&lt;xs:sequence&gt;</text:p>
      <text:p text:style-name="P3"><text:tab/></text:p>
      <text:p text:style-name="P3"><text:s text:c="6"/>&lt;xs:element name="schedule"&gt;</text:p>
      <text:p text:style-name="P3"><text:s text:c="8"/>&lt;xs:complexType&gt;</text:p>
      <text:p text:style-name="P3"><text:s text:c="10"/>&lt;xs:sequence&gt;</text:p>
      <text:p text:style-name="P3"><text:tab/><text:tab/> <text:s/></text:p>
      <text:p text:style-name="P3"><text:s text:c="12"/>&lt;xs:element name="class"&gt;</text:p>
      <text:p text:style-name="P3"><text:s text:c="14"/>&lt;xs:complexType&gt;</text:p>
      <text:p text:style-name="P3"><text:s text:c="16"/>&lt;xs:attribute name="id" type="xs:integer" /&gt;</text:p>
      <text:p text:style-name="P3"><text:s text:c="16"/>&lt;xs:attribute name="timespan" type="xs:string" /&gt;</text:p>
      <text:p text:style-name="P3"><text:s text:c="14"/>&lt;/xs:complexType&gt;</text:p>
      <text:p text:style-name="P3"><text:s text:c="12"/>&lt;/xs:element&gt;</text:p>
      <text:p text:style-name="P3"><text:tab/><text:tab/><text:tab/></text:p>
      <text:p text:style-name="P3"><text:s text:c="10"/>&lt;/xs:sequence&gt;</text:p>
      <text:p text:style-name="P3"><text:s text:c="8"/>&lt;/xs:complexType&gt;</text:p>
      <text:p text:style-name="P3"><text:s text:c="6"/>&lt;/xs:element&gt;</text:p>
      <text:p text:style-name="P3"/>
      <text:p text:style-name="P3"><text:s text:c="6"/>&lt;xs:element name="expiration"&gt;</text:p>
      <text:p text:style-name="P3"><text:s text:c="8"/>&lt;xs:complexType&gt;</text:p>
      <text:p text:style-name="P3"><text:s text:c="10"/>&lt;xs:simpleContent&gt;</text:p>
      <text:p text:style-name="P3"><text:s text:c="12"/>&lt;xs:extension base="xs:string"&gt;</text:p>
      <text:p text:style-name="P3"><text:s text:c="14"/>&lt;xs:attribute name="cid" type="xs:integer" /&gt;</text:p>
      <text:p text:style-name="P3"><text:s text:c="14"/>&lt;xs:attribute name="class" type="xs:integer" /&gt;</text:p>
      <text:p text:style-name="P3"><text:s text:c="12"/>&lt;/xs:extension&gt;</text:p>
      <text:p text:style-name="P3"><text:s text:c="10"/>&lt;/xs:simpleContent&gt;</text:p>
      <text:p text:style-name="P3"><text:s text:c="8"/>&lt;/xs:complexType&gt;</text:p>
      <text:p text:style-name="P3"><text:s text:c="6"/>&lt;/xs:element&gt;</text:p>
      <text:p text:style-name="P3"/>
      <text:p text:style-name="P3"><text:s text:c="4"/>&lt;/xs:sequence&gt;</text:p>
      <text:p text:style-name="P3"><text:s text:c="4"/>&lt;xs:attribute name="name" type="xs:string" /&gt;</text:p>
      <text:p text:style-name="P3"><text:s text:c="2"/>&lt;/xs:complexType&gt;</text:p>
      <text:p text:style-name="P3">&lt;/xs:element&gt;</text:p>
      <text:p text:style-name="P3"/>
      <text:p text:style-name="P3">&lt;/xs:schema&gt;</text:p>
      <text:p text:style-name="P8">für folder.xml</text:p>
      <text:p text:style-name="P3"/>
      <text:p text:style-name="P3">&lt;xs:schema xmlns:xs="http://www.w3.org/2001/XMLSchema"</text:p>
      <text:p text:style-name="P3">targetNamespace="http://www.w3schools.com"</text:p>
      <text:p text:style-name="P3">xmlns="http://www.w3schools.com"</text:p>
      <text:p text:style-name="P3">elementFormDefault="qualified"&gt;</text:p>
      <text:p text:style-name="P3"/>
      <text:p text:style-name="P3">&lt;xs:element name="file"&gt;</text:p>
      <text:p text:style-name="P3"><text:s text:c="2"/>&lt;xs:complexType&gt;</text:p>
      <text:p text:style-name="P3"><text:s text:c="4"/>&lt;xs:sequence&gt;</text:p>
      <text:p text:style-name="P3"><text:tab/></text:p>
      <text:p text:style-name="P3"><text:s text:c="6"/>&lt;xs:element name="member"&gt;</text:p>
      <text:p text:style-name="P3"><text:s text:c="8"/>&lt;xs:complexType&gt;</text:p>
      <text:p text:style-name="P3"><text:s text:c="10"/>&lt;xs:attribute name="cid" type="xs:integer" /&gt;</text:p>
      <text:p text:style-name="P3"><text:s text:c="8"/>&lt;/xs:complexType&gt;</text:p>
      <text:p text:style-name="P3"><text:s text:c="6"/>&lt;/xs:element&gt;</text:p>
      <text:p text:style-name="P3"><text:tab/> <text:s/></text:p>
      <text:p text:style-name="P3"><text:s text:c="4"/>&lt;/xs:sequence&gt;</text:p>
      <text:p text:style-name="P3"><text:s text:c="4"/>&lt;xs:attribute name="name" type="xs:string" /&gt;</text:p>
      <text:p text:style-name="P3"><text:s text:c="2"/>&lt;/xs:complexType&gt;</text:p>
      <text:p text:style-name="P3">&lt;/xs:element&gt;</text:p>
      <text:p text:style-name="P3"/>
      <text:p text:style-name="P3">&lt;/xs:schema&gt;</text:p>
      <text:p text:style-name="P8">Datenverarbeitung:</text:p>
      <text:p text:style-name="P3"/>
      <text:p text:style-name="P3"/>
      <text:p text:style-name="P4">Programmatische Anforderungen:</text:p>
      <text:list xml:id="list7445302927234261968" text:style-name="L3">
        <text:list-item>
          <text:p text:style-name="P22">Modularer Aufbau</text:p>
        </text:list-item>
        <text:list-item>
          <text:p text:style-name="P22">Austauschbarkeit der Datenmodule</text:p>
        </text:list-item>
        <text:list-item>
          <text:p text:style-name="P22">Schnittstellen</text:p>
        </text:list-item>
      </text:list>
      <text:p text:style-name="P4"/>
      <text:p text:style-name="P4"/>
      <text:p text:style-name="P5">Es gibt <text:span text:style-name="T9">drei</text:span> Schichten:</text:p>
      <text:list xml:id="list745003748254546565" text:style-name="L6">
        <text:list-item>
          <text:p text:style-name="P27">Presentation Layer</text:p>
        </text:list-item>
        <text:list-item>
          <text:p text:style-name="P20">Application Layer</text:p>
        </text:list-item>
      </text:list>
      <text:list xml:id="list5003393236842810413" text:style-name="L4">
        <text:list-item>
          <text:p text:style-name="P15">Data Layer</text:p>
        </text:list-item>
      </text:list>
      <text:p text:style-name="P5"/>
      <text:p text:style-name="P5"/>
      <text:p text:style-name="P28">Die Präsentationsschicht besteht aus den Activities und darunterliegendem Code, welche die Nutzerinteraktion übernimmt. Die Werte, welche erzeugt werden, werden in der Applikationsschicht verarbetet. Die Applikationsschicht setzt die wesentlichen funktionalen Elemente des Programms um (man könnte sagen, es ist die interne API), welche wiederum auf das Data Layer zugreift, um den im Speicher geladenen Datenbestand mit dem persistent gespeicherten zu synchronisieren.</text:p>
      <text:p text:style-name="P30">Data Layer</text:p>
      <text:p text:style-name="P5"/>
      <text:p text:style-name="P5">Das Data Layer liegt zwischen Betriebssystem / Dateisystem und dem Application Layer. Intern werden die XML-Dateien als DOM-Document abgebildet.</text:p>
      <text:p text:style-name="P5">Es gibt eine Hilfsklasse (DocumentHandler), die die Verarbeitung der DOM-Struktur erleichtert. Das Data Layer stellt <text:span text:style-name="T4">neben dem Laden/Entladen </text:span>Funktionen bereit, um die internen Datenstrukturen <text:span text:style-name="T4">für das Application Layer </text:span>aus dem DOM-Dokument <text:s/>abzuleiten <text:span text:style-name="T4">und dieses zu manipulieren (z.B. neuen Benutzer einfügen).</text:span></text:p>
      <text:p text:style-name="P5"/>
      <text:p text:style-name="P5"/>
      <text:p text:style-name="P24">class DataLayer {</text:p>
      <text:p text:style-name="P24"><text:tab/>Document users;</text:p>
      <text:p text:style-name="P24"><text:tab/>Document folder;</text:p>
      <text:p text:style-name="P24"><text:tab/>Document index;</text:p>
      <text:p text:style-name="P24"/>
      <text:p text:style-name="P24"><text:tab/><text:span text:style-name="T7">DataLayer();</text:span></text:p>
      <text:p text:style-name="P24"><text:tab/><text:span text:style-name="T8">void load();</text:span></text:p>
      <text:p text:style-name="P24"><text:tab/><text:span text:style-name="T8">void unload();</text:span></text:p>
      <text:p text:style-name="P24"/>
      <text:p text:style-name="P24"><text:tab/>Hashtable&lt;Integer, Challenge&gt; <text:tab/>parseChallenges();</text:p>
      <text:p text:style-name="P24"><text:tab/>Hashtable&lt;String, File&gt; <text:tab/><text:tab/>parseFiles();</text:p>
      <text:p text:style-name="P25"><text:tab/><text:span text:style-name="T5">Hashtable&lt;String, User&gt; <text:tab/><text:tab/>parseUsers();</text:span></text:p>
      <text:p text:style-name="P25"/>
      <text:p text:style-name="P23"><text:tab/>void setDuration(String user, int class, String duration);</text:p>
      <text:p text:style-name="P25"><text:tab/><text:span text:style-name="T6">void removeDuration(String user, int class);</text:span></text:p>
      <text:p text:style-name="P25"/>
      <text:p text:style-name="P25"><text:tab/><text:span text:style-name="T6">void addUser(String user);</text:span></text:p>
      <text:p text:style-name="P25"><text:tab/><text:span text:style-name="T6">void removeUser(String user);</text:span></text:p>
      <text:p text:style-name="P25"><text:tab/><text:span text:style-name="T7">void schedule(int cid, String Date);</text:span><text:tab/></text:p>
      <text:p text:style-name="P24">}</text:p>
      <text:p text:style-name="P5"/>
      <text:p text:style-name="P5"/>
      <text:p text:style-name="P5"/>
      <text:p text:style-name="P30">Application Layer</text:p>
      <text:p text:style-name="P5"/>
      <text:p text:style-name="P5">Das Application Layer bildet alle wesentlichen Funktionen der Anwendungen <text:span text:style-name="T4">ab</text:span>:</text:p>
      <text:list xml:id="list4204759261709812432" text:style-name="L5">
        <text:list-item>
          <text:p text:style-name="P16">Auskünfte über Benutzer, Challenges und Files</text:p>
        </text:list-item>
        <text:list-item>
          <text:p text:style-name="P17"><text:span text:style-name="T4">Verwaltung des </text:span>Ablaufplan<text:span text:style-name="T4">s</text:span> für die fristgerechte Bearbeitung der Challenges</text:p>
        </text:list-item>
        <text:list-item>
          <text:p text:style-name="P17"/>
        </text:list-item>
      </text:list>
      <text:p text:style-name="P21"><text:span text:style-name="T9">D</text:span>ie Objekte <text:span text:style-name="T9">werden</text:span> auf Hashtables abgebildet. Dabei ist die Challenge-ID der Schlüssel für die Challenge-Tabelle und analog der Name für die User- und File-Tabellen.</text:p>
      <text:p text:style-name="P19"/>
      <text:p text:style-name="P19"/>
      <text:p text:style-name="P19"><text:span text:style-name="T4">class ApplicationLayer {</text:span></text:p>
      <text:p text:style-name="P6"><text:tab/><text:span text:style-name="T5">Hashtable&lt;Integer, Challenge&gt; challenges;</text:span></text:p>
      <text:p text:style-name="P6"><text:tab/><text:span text:style-name="T5">Hashtable&lt;String, File&gt; files;</text:span></text:p>
      <text:p text:style-name="P6"><text:tab/><text:span text:style-name="T5">Hashtable&lt;String, User&gt; users;</text:span></text:p>
      <text:p text:style-name="P6"/>
      <text:p text:style-name="P6"><text:tab/>ApplicationLayer();</text:p>
      <text:p text:style-name="P6"/>
      <text:p text:style-name="P6"><text:tab/>ArrayList&lt;String&gt; <text:tab/><text:tab/>getUserNames();</text:p>
      <text:p text:style-name="P6"><text:tab/>ArrayList&lt;String&gt; <text:tab/><text:tab/>getFileNames();</text:p>
      <text:p text:style-name="P6"><text:tab/>ArrayList&lt;Challenge&gt; <text:tab/>getDueChallenges(String user, String file)</text:p>
      <text:p text:style-name="P6"/>
      <text:p text:style-name="P6"><text:tab/><text:span text:style-name="T5">void </text:span>pushChallenge(<text:span text:style-name="T5">String user, int cid); //eine Klasse weiter</text:span></text:p>
      <text:p text:style-name="P7"><text:tab/><text:span text:style-name="T5">void dropChallenge(String user, int cid); //Zurücksetzen</text:span></text:p>
      <text:p text:style-name="P7"/>
      <text:p text:style-name="P7"><text:tab/><text:span text:style-name="T5">void <text:tab/>setDuration(String user, int class, String duration);</text:span></text:p>
      <text:p text:style-name="P6"><text:tab/><text:span text:style-name="T5">String getDuration(String user, int class);</text:span></text:p>
      <text:p text:style-name="P6">}</text:p>
      <text:p text:style-name="P32">Fazit:</text:p>
      <text:p text:style-name="P28"/>
      <text:p text:style-name="P28">Ich symphatisiere nicht mit der App-Entwicklung (wenn man denn eine App als auf-mobilen-Geräten-mit-Touchbedienung-laufende-Applikation versteht). Zumindest nicht auf der Plattform Android; die Programmierung erachte ich als witzlos. Wenn man zweckdienliche Programme schreiben möchte, welche nicht auf reinen Zeitvertreib ausgelegt sind, sondern<text:span text:style-name="T12"> </text:span>Problem<text:span text:style-name="T12">e</text:span> effektiv und effizient lö<text:span text:style-name="T12">sen, ist ein APK-Paket nicht die optimale Lösung; wie man an diesem Projekt beobachten kann, lässt sich die wesentliche Algorithmik auf eine Klasse reduzieren und - vom Data Layer abgesehen (es ist nicht sehr umfangreich) – der große Rest entfällt auf die Präsentation, es entsteht also ein gewaltiger Präsentations-Overhead, der vermieden hätte werden können. Dazu bietet diese Art der Darstellung zu wenige Vorteile gegenüber „klassischen“ Interaktionsmethoden wie Tastatur <text:s/>&amp; Konsole, zumindest bei Textverarbeitenden Aufgaben, wie diese eine ist.<text:line-break/>Die Entwicklung der Benutzerinteraktion, bei der man das nicht-persistene Datenmodell und die Ein-/Ausgabemasken plant, erachte ich dennoch als sehr reizvoll, da sie ein grundlegendes Gestaltungsmerkmal ist und in dieser Disziplin Exzellenz erreicht werden kann (im Gegensatz zu der Ausprogrammierung für Android, dies ist reine Fleißarbeit).</text:span></text:p>
      <text:p text:style-name="P29">Der Kern meiner Kritik ist das enorme Ausmaß an Overhead für ein einfaches Hello World im Vergleich zu Desktopsyst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1:45:04.698000000</meta:creation-date>
    <dc:date>2016-03-19T15:49:45.727837014</dc:date>
    <meta:editing-duration>PT1H55M35S</meta:editing-duration>
    <meta:editing-cycles>14</meta:editing-cycles>
    <meta:generator>LibreOffice/5.1.1.3$Linux_X86_64 LibreOffice_project/10m0$Build-3</meta:generator>
    <meta:document-statistic meta:table-count="0" meta:image-count="0" meta:object-count="0" meta:page-count="9" meta:paragraph-count="177" meta:word-count="870" meta:character-count="8141" meta:non-whitespace-character-count="6994"/>
  </office:meta>
</office:document-meta>
</file>